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extosinformato" style:master-page-name="MP0" style:family="paragraph">
      <style:paragraph-properties fo:break-before="page" fo:text-align="center"/>
      <style:text-properties style:font-name="Courier New" style:font-name-complex="Courier New" fo:font-weight="bold" style:font-weight-asian="bold" fo:font-size="14pt" style:font-size-asian="14pt" style:font-size-complex="14pt" fo:language="es" fo:country="MX"/>
    </style:style>
    <style:style style:name="P2" style:parent-style-name="Textosinformato" style:family="paragraph">
      <style:text-properties style:font-name="Courier New" style:font-name-complex="Courier New" fo:language="es" fo:country="MX"/>
    </style:style>
    <style:style style:name="P3" style:parent-style-name="Textosinformato" style:family="paragraph">
      <style:text-properties style:font-name="Courier New" style:font-name-complex="Courier New" fo:language="es" fo:country="MX"/>
    </style:style>
    <style:style style:name="P4" style:parent-style-name="Textosinformato" style:family="paragraph">
      <style:text-properties style:font-name="Courier New" style:font-name-complex="Courier New" fo:language="es" fo:country="MX"/>
    </style:style>
    <style:style style:name="P5" style:parent-style-name="Textosinformato" style:family="paragraph">
      <style:text-properties style:font-name="Courier New" style:font-name-complex="Courier New" fo:font-size="12pt" style:font-size-asian="12pt" style:font-size-complex="12pt" fo:language="es" fo:country="MX"/>
    </style:style>
    <style:style style:name="P6" style:parent-style-name="Textosinformato" style:family="paragraph">
      <style:text-properties style:font-name="Courier New" style:font-name-complex="Courier New" fo:font-weight="bold" style:font-weight-asian="bold" fo:font-style="italic" style:font-style-asian="italic" fo:font-size="12pt" style:font-size-asian="12pt" style:font-size-complex="12pt" fo:language="es" fo:country="MX"/>
    </style:style>
    <style:style style:name="P7" style:parent-style-name="Textosinformato" style:family="paragraph">
      <style:text-properties style:font-name="Courier New" style:font-name-complex="Courier New" fo:language="es" fo:country="MX"/>
    </style:style>
    <style:style style:name="T8" style:parent-style-name="Fuentedepárrafopredeter." style:family="text">
      <style:text-properties style:font-name="Courier New" style:font-name-complex="Courier New" fo:language="es" fo:country="MX"/>
    </style:style>
    <style:style style:name="T9" style:parent-style-name="Fuentedepárrafopredeter." style:family="text">
      <style:text-properties style:font-name="Courier New" style:font-name-complex="Courier New" fo:font-weight="bold" style:font-weight-asian="bold" fo:language="es" fo:country="MX"/>
    </style:style>
    <style:style style:name="P10" style:parent-style-name="Textosinformato" style:family="paragraph">
      <style:text-properties style:font-name="Courier New" style:font-name-complex="Courier New" fo:language="es" fo:country="MX"/>
    </style:style>
    <style:style style:name="P11" style:parent-style-name="Textosinformato" style:family="paragraph">
      <style:text-properties style:font-name="Courier New" style:font-name-complex="Courier New" fo:language="es" fo:country="MX"/>
    </style:style>
    <style:style style:name="T12" style:parent-style-name="Fuentedepárrafopredeter." style:family="text">
      <style:text-properties style:font-name="Courier New" style:font-name-complex="Courier New" fo:language="es" fo:country="MX"/>
    </style:style>
    <style:style style:name="T13" style:parent-style-name="Fuentedepárrafopredeter." style:family="text">
      <style:text-properties style:font-name="Courier New" style:font-name-complex="Courier New" fo:font-weight="bold" style:font-weight-asian="bold" fo:language="es" fo:country="MX"/>
    </style:style>
    <style:style style:name="P14" style:parent-style-name="Textosinformato" style:family="paragraph">
      <style:text-properties style:font-name="Courier New" style:font-name-complex="Courier New" fo:language="es" fo:country="MX"/>
    </style:style>
    <style:style style:name="P15" style:parent-style-name="Textosinformato" style:family="paragraph">
      <style:text-properties style:font-name="Courier New" style:font-name-complex="Courier New" fo:language="es" fo:country="MX"/>
    </style:style>
    <style:style style:name="P16" style:parent-style-name="Textosinformato" style:family="paragraph">
      <style:text-properties style:font-name="Courier New" style:font-name-complex="Courier New" fo:language="es" fo:country="MX"/>
    </style:style>
    <style:style style:name="P17" style:parent-style-name="Textosinformato" style:family="paragraph">
      <style:text-properties style:font-name="Courier New" style:font-name-complex="Courier New" fo:language="es" fo:country="MX"/>
    </style:style>
    <style:style style:name="P18" style:parent-style-name="Textosinformato" style:family="paragraph">
      <style:text-properties style:font-name="Courier New" style:font-name-complex="Courier New" fo:language="es" fo:country="MX"/>
    </style:style>
    <style:style style:name="P19" style:parent-style-name="Textosinformato" style:family="paragraph">
      <style:text-properties style:font-name="Courier New" style:font-name-complex="Courier New" fo:language="es" fo:country="MX"/>
    </style:style>
    <style:style style:name="P20" style:parent-style-name="Textosinformato" style:family="paragraph">
      <style:text-properties style:font-name="Courier New" style:font-name-complex="Courier New" fo:language="es" fo:country="MX"/>
    </style:style>
    <style:style style:name="P21" style:parent-style-name="Textosinformato" style:family="paragraph">
      <style:text-properties style:font-name="Courier New" style:font-name-complex="Courier New" fo:language="es" fo:country="MX"/>
    </style:style>
    <style:style style:name="P22" style:parent-style-name="Textosinformato" style:family="paragraph">
      <style:text-properties style:font-name="Courier New" style:font-name-complex="Courier New" fo:language="es" fo:country="MX"/>
    </style:style>
    <style:style style:name="P23" style:parent-style-name="Textosinformato" style:family="paragraph">
      <style:text-properties style:font-name="Courier New" style:font-name-complex="Courier New" fo:language="es" fo:country="MX"/>
    </style:style>
    <style:style style:name="P24" style:parent-style-name="Textosinformato" style:family="paragraph">
      <style:text-properties style:font-name="Courier New" style:font-name-complex="Courier New" fo:language="es" fo:country="MX"/>
    </style:style>
    <style:style style:name="P25" style:parent-style-name="Textosinformato" style:family="paragraph">
      <style:text-properties style:font-name="Courier New" style:font-name-complex="Courier New" fo:language="es" fo:country="MX"/>
    </style:style>
    <style:style style:name="P26" style:parent-style-name="Textosinformato" style:family="paragraph">
      <style:text-properties style:font-name="Courier New" style:font-name-complex="Courier New" fo:language="es" fo:country="MX"/>
    </style:style>
    <style:style style:name="T27" style:parent-style-name="Fuentedepárrafopredeter." style:family="text">
      <style:text-properties style:font-name="Courier New" style:font-name-complex="Courier New" fo:language="es" fo:country="MX"/>
    </style:style>
    <style:style style:name="T28" style:parent-style-name="Fuentedepárrafopredeter." style:family="text">
      <style:text-properties style:font-name="Courier New" style:font-name-complex="Courier New" fo:language="es" fo:country="MX"/>
    </style:style>
    <style:style style:name="T29" style:parent-style-name="Fuentedepárrafopredeter." style:family="text">
      <style:text-properties style:font-name="Courier New" style:font-name-complex="Courier New" fo:font-weight="bold" style:font-weight-asian="bold" fo:language="es" fo:country="MX"/>
    </style:style>
    <style:style style:name="T30" style:parent-style-name="Fuentedepárrafopredeter." style:family="text">
      <style:text-properties style:font-name="Courier New" style:font-name-complex="Courier New" fo:font-weight="bold" style:font-weight-asian="bold" fo:language="es" fo:country="MX"/>
    </style:style>
    <style:style style:name="P31" style:parent-style-name="Textosinformato" style:family="paragraph">
      <style:text-properties style:font-name="Courier New" style:font-name-complex="Courier New" fo:language="es" fo:country="MX"/>
    </style:style>
    <style:style style:name="P32" style:parent-style-name="Textosinformato" style:family="paragraph">
      <style:text-properties style:font-name="Courier New" style:font-name-complex="Courier New" fo:language="es" fo:country="MX"/>
    </style:style>
    <style:style style:name="P33" style:parent-style-name="Textosinformato" style:family="paragraph">
      <style:text-properties style:font-name="Courier New" style:font-name-complex="Courier New" fo:language="es" fo:country="MX"/>
    </style:style>
    <style:style style:name="P34" style:parent-style-name="Textosinformato" style:family="paragraph">
      <style:text-properties style:font-name="Courier New" style:font-name-complex="Courier New" fo:language="es" fo:country="MX"/>
    </style:style>
    <style:style style:name="P35" style:parent-style-name="Textosinformato" style:family="paragraph">
      <style:text-properties style:font-name="Courier New" style:font-name-complex="Courier New" fo:language="es" fo:country="MX"/>
    </style:style>
    <style:style style:name="P36" style:parent-style-name="Textosinformato" style:family="paragraph">
      <style:text-properties style:font-name="Courier New" style:font-name-complex="Courier New" fo:language="es" fo:country="MX"/>
    </style:style>
    <style:style style:name="P37" style:parent-style-name="Textosinformato" style:family="paragraph">
      <style:text-properties style:font-name="Courier New" style:font-name-complex="Courier New" fo:language="es" fo:country="MX"/>
    </style:style>
    <style:style style:name="P38" style:parent-style-name="Textosinformato" style:family="paragraph">
      <style:text-properties style:font-name="Courier New" style:font-name-complex="Courier New" fo:language="es" fo:country="MX"/>
    </style:style>
    <style:style style:name="T39" style:parent-style-name="Fuentedepárrafopredeter." style:family="text">
      <style:text-properties style:font-name="Courier New" style:font-name-complex="Courier New" fo:language="es" fo:country="MX"/>
    </style:style>
    <style:style style:name="T40" style:parent-style-name="Fuentedepárrafopredeter." style:family="text">
      <style:text-properties style:font-name="Courier New" style:font-name-complex="Courier New" fo:font-weight="bold" style:font-weight-asian="bold" fo:language="es" fo:country="MX"/>
    </style:style>
    <style:style style:name="T41" style:parent-style-name="Fuentedepárrafopredeter." style:family="text">
      <style:text-properties style:font-name="Courier New" style:font-name-complex="Courier New" fo:language="es" fo:country="MX"/>
    </style:style>
    <style:style style:name="T42" style:parent-style-name="Fuentedepárrafopredeter." style:family="text">
      <style:text-properties style:font-name="Courier New" style:font-name-complex="Courier New" fo:language="es" fo:country="MX"/>
    </style:style>
    <style:style style:name="T43" style:parent-style-name="Fuentedepárrafopredeter." style:family="text">
      <style:text-properties style:font-name="Courier New" style:font-name-complex="Courier New" fo:font-weight="bold" style:font-weight-asian="bold" fo:language="es" fo:country="MX"/>
    </style:style>
    <style:style style:name="T44" style:parent-style-name="Fuentedepárrafopredeter." style:family="text">
      <style:text-properties style:font-name="Courier New" style:font-name-complex="Courier New" fo:language="es" fo:country="MX"/>
    </style:style>
    <style:style style:name="T45" style:parent-style-name="Fuentedepárrafopredeter." style:family="text">
      <style:text-properties style:font-name="Courier New" style:font-name-complex="Courier New" fo:language="es" fo:country="MX"/>
    </style:style>
    <style:style style:name="T46" style:parent-style-name="Fuentedepárrafopredeter." style:family="text">
      <style:text-properties style:font-name="Courier New" style:font-name-complex="Courier New" fo:language="es" fo:country="MX"/>
    </style:style>
    <style:style style:name="T47" style:parent-style-name="Fuentedepárrafopredeter." style:family="text">
      <style:text-properties style:font-name="Courier New" style:font-name-complex="Courier New" fo:language="es" fo:country="MX"/>
    </style:style>
    <style:style style:name="T48" style:parent-style-name="Fuentedepárrafopredeter." style:family="text">
      <style:text-properties style:font-name="Courier New" style:font-name-complex="Courier New" fo:language="es" fo:country="MX"/>
    </style:style>
    <style:style style:name="T49" style:parent-style-name="Fuentedepárrafopredeter." style:family="text">
      <style:text-properties style:font-name="Courier New" style:font-name-complex="Courier New" fo:language="es" fo:country="MX"/>
    </style:style>
    <style:style style:name="T50" style:parent-style-name="Fuentedepárrafopredeter." style:family="text">
      <style:text-properties style:font-name="Courier New" style:font-name-complex="Courier New" fo:language="es" fo:country="MX"/>
    </style:style>
    <style:style style:name="P51" style:parent-style-name="Textosinformato" style:family="paragraph">
      <style:text-properties style:font-name="Courier New" style:font-name-complex="Courier New" fo:language="es" fo:country="MX"/>
    </style:style>
    <style:style style:name="P52" style:parent-style-name="Textosinformato" style:family="paragraph">
      <style:text-properties style:font-name="Courier New" style:font-name-complex="Courier New" fo:language="es" fo:country="MX"/>
    </style:style>
    <style:style style:name="P53" style:parent-style-name="Textosinformato" style:family="paragraph">
      <style:paragraph-properties fo:margin-left="0.5in">
        <style:tab-stops/>
      </style:paragraph-properties>
      <style:text-properties style:font-name="Courier New" style:font-name-complex="Courier New" fo:language="es" fo:country="MX"/>
    </style:style>
    <style:style style:name="P54" style:parent-style-name="Textosinformato" style:family="paragraph">
      <style:paragraph-properties fo:margin-left="0.0986in">
        <style:tab-stops/>
      </style:paragraph-properties>
    </style:style>
    <style:style style:name="T55" style:parent-style-name="Fuentedepárrafopredeter." style:family="text">
      <style:text-properties style:font-name="Courier New" style:font-name-complex="Courier New" fo:language="es" fo:country="MX"/>
    </style:style>
    <style:style style:name="T56" style:parent-style-name="Fuentedepárrafopredeter." style:family="text">
      <style:text-properties style:font-name="Courier New" style:font-name-complex="Courier New" fo:language="es" fo:country="MX"/>
    </style:style>
  </office:automatic-styles>
  <office:body>
    <office:text text:use-soft-page-breaks="true">
      <text:p text:style-name="P1">POO</text:p>
      <text:p text:style-name="P2"/>
      <text:p text:style-name="P3"/>
      <text:p text:style-name="P4"/>
      <text:p text:style-name="P5">Practica 6</text:p>
      <text:p text:style-name="P6">Sockets Servidores</text:p>
      <text:p text:style-name="P7"/>
      <text:p text:style-name="Textosinformato"><text:span text:style-name="T8">1.-</text:span><text:span text:style-name="T9">Login</text:span></text:p>
      <text:p text:style-name="P10">Codificar un cliente y un servidor que<text:s/>interactúen<text:s/>del siguiente modo cuando un cliente se conecta al servidor le<text:s/>envía<text:s/>su nombre y el servidor le<text:s/>envía<text:s/>los nombres de todos los que se<text:s/>habían<text:s/>conectado hasta ese momento.</text:p>
      <text:p text:style-name="P11"/>
      <text:p text:style-name="Textosinformato"><text:span text:style-name="T12">2.-</text:span><text:span text:style-name="T13">ChatBot</text:span></text:p>
      <text:p text:style-name="P14">Codificar un cliente y un servidor que<text:s/>interactúen<text:s/>del siguiente modo el cliente<text:s/>envía<text:s/>una pregunta al servidor y el servidor<text:s/>envía<text:s/>una respuesta al cliente. El servidor puede almacenar al menos 10 preguntas y 10 respuestas predefinidas (se pueden usar 2 arreglos o un HashMap).</text:p>
      <text:p text:style-name="P15"/>
      <text:p text:style-name="P16">Ejemplos de preguntas tipo y respuestas tipo</text:p>
      <text:p text:style-name="P17">En que ciudad vives?</text:p>
      <text:p text:style-name="P18">D.F</text:p>
      <text:p text:style-name="P19">Cuántos<text:s/>años tienes?</text:p>
      <text:p text:style-name="P20">20</text:p>
      <text:p text:style-name="P21">En que escuela estudias?</text:p>
      <text:p text:style-name="P22">ESCOM</text:p>
      <text:p text:style-name="P23"/>
      <text:p text:style-name="P24">3.-Servidor de<text:s/>imágenes<text:s/>(o<text:s/>álbum<text:s/>fotográfico<text:s/>digital remoto)</text:p>
      <text:p text:style-name="P25">Codificar un cliente y un servidor donde el servidor almacena<text:s/>imágenes<text:s/>(objetos ImageIcon) en un arreglo (o en un HashMap) y el cliente puede solicitar los nombres de los archivos de todas las<text:s/>imágenes<text:s/>o enviar el nombre del archivo de una imagen en dicho caso el servidor busca la imagen en el arreglo y la<text:s/>envía<text:s/>al cliente.</text:p>
      <text:p text:style-name="P26"/>
      <text:p text:style-name="Textosinformato"><text:span text:style-name="T27">*</text:span><text:span text:style-name="T28">4.-</text:span><text:span text:style-name="T29">Tablero de avisos<text:s/></text:span><text:span text:style-name="T30">electrónico</text:span></text:p>
      <text:p text:style-name="P31">Codificar un cliente y un servidor para ofrecer un servicio de Tablero de avisos<text:s/>electrónico. Dicho programa<text:s/>tendrá<text:s/>2 comandos setinfo y getinfo</text:p>
      <text:p text:style-name="P32"><text:tab/>java TableroAvisos setinfo titulo aviso</text:p>
      <text:p text:style-name="P33"><text:tab/>java TableroAvisos getinfo titulo o java TableroAvisos getinfo alltags</text:p>
      <text:p text:style-name="P34">Un cliente<text:s/>envía<text:s/>un aviso y su titulo al servidor este lo almacena en un HashMap (o en dos arreglos). El cliente puedes solicitar un aviso del servidor por<text:s/>título<text:s/>o pedir los<text:s/>títulos<text:s/>de todos los avisos. Si el cliente<text:s/>envía<text:s/>el titulo de un aviso el servidor lo usa para buscar en el arreglo de avisos el aviso correspondiente a dicho<text:s/>título.</text:p>
      <text:p text:style-name="P35"/>
      <text:p text:style-name="P36">*5.-Control del tiempo en una maquina remota</text:p>
      <text:p text:style-name="P37">Cuando un usuario se "sube" a un juego (es decir se cambia la vista actual para que esta se mueva junto con el juego) se conecta el servidor y este almacena el tiempo correspondiente al momento de la<text:s/>conexión<text:s/>y cuando pasan 2 minutos el servidor<text:s/>envía<text:s/>un mensaje para "bajar" al usuario del juego (es decir para que se cambie la vista actual para que ya no se mueva junto con el juego).</text:p>
      <text:p text:style-name="P38"/>
      <text:p text:style-name="Textosinformato"><text:span text:style-name="T39">**6.-</text:span><text:span text:style-name="T40">Microtwitter</text:span></text:p>
      <text:p text:style-name="Textosinformato"><text:span text:style-name="T41">Similar al<text:s/></text:span><text:span text:style-name="T42">Tablero de avisos electrónico</text:span><text:span text:style-name="T43"><text:s/></text:span><text:span text:style-name="T44">pero<text:s/></text:span><text:span text:style-name="T45">no<text:s/></text:span><text:span text:style-name="T46">se envían<text:s/></text:span><text:span text:style-name="T47">los twitts<text:s/></text:span><text:span text:style-name="T48">a todos sino solo a los seguidores</text:span><text:span text:style-name="T49"><text:s/>del que pía</text:span><text:span text:style-name="T50">.</text:span></text:p>
      <text:p text:style-name="P51"/>
      <text:p text:style-name="P52"/>
      <text:p text:style-name="P53"/>
      <text:p text:style-name="P54"><text:span text:style-name="T55">* <text:s/>Indica<text:s/></text:span><text:span text:style-name="T56">complejida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sinformato" style:display-name="Texto sin formato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TextosinformatoCar" style:display-name="Texto sin formato Car" style:family="text" style:parent-style-name="Fuentedepárrafopredeter.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Instituto Politécnico Nacional</meta:initial-creator>
    <dc:creator>Instituto Politécnico Nacional</dc:creator>
    <meta:creation-date>2013-03-19T16:13:00Z</meta:creation-date>
    <dc:date>2013-03-19T16:24:00Z</dc:date>
    <meta:print-date>2013-03-19T16:23:00Z</meta:print-date>
    <meta:template xlink:href="Normal.dotm" xlink:type="simple"/>
    <meta:editing-cycles>8</meta:editing-cycles>
    <meta:editing-duration>PT780S</meta:editing-duration>
    <meta:document-statistic meta:page-count="1" meta:paragraph-count="4" meta:word-count="343" meta:character-count="2299" meta:row-count="16" meta:non-whitespace-character-count="1960"/>
  </office:meta>
</office:document-meta>
</file>